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hatch-name="Black_20_45_20_Degrees" draw:textarea-horizontal-align="left" draw:auto-grow-height="true" draw:auto-grow-width="false" fo:min-height="4.135cm" fo:min-width="0.267cm"/>
    </style:style>
    <style:style style:name="gr2" style:family="graphic" style:parent-style-name="standard">
      <style:graphic-properties svg:stroke-width="0.254cm" svg:stroke-color="#0084d1" draw:marker-start-width="0.579cm" draw:marker-end="Arrow" draw:marker-end-width="0.679cm" draw:textarea-horizontal-align="center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none" svg:stroke-color="#000000" draw:fill="none" draw:fill-color="#ffffff" draw:fill-hatch-name="Black_20_45_20_Degrees" draw:textarea-horizontal-align="left" draw:auto-grow-height="true" draw:auto-grow-width="true" fo:min-height="1.447cm" fo:min-width="6.769cm"/>
    </style:style>
    <style:style style:name="gr4" style:family="graphic" style:parent-style-name="standard">
      <style:graphic-properties draw:stroke="none" svg:stroke-color="#000000" draw:fill="none" draw:fill-color="#ffffff" draw:fill-hatch-name="Black_20_45_20_Degrees" draw:textarea-horizontal-align="left" draw:auto-grow-height="true" draw:auto-grow-width="false" fo:min-height="8.326cm" fo:min-width="0.267cm"/>
    </style:style>
    <style:style style:name="gr5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="solid" draw:fill-color="#ffffff" draw:auto-grow-height="false" fo:min-height="0.749cm" fo:min-width="0.499cm" fo:wrap-option="no-wrap"/>
    </style:style>
    <style:style style:name="gr7" style:family="graphic" style:parent-style-name="standard">
      <style:graphic-properties draw:stroke="dash" draw:stroke-dash="Fine_20_Dashed_20__28_var_29_" svg:stroke-width="0.102cm" draw:marker-start-width="0.352cm" draw:marker-end-width="0.352cm" draw:fill="hatch" draw:fill-hatch-name="Black_20_45_20_Degrees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7.27cm" svg:height="4.385cm" svg:x="12.415cm" svg:y="15.875cm">
          <draw:text-box>
            <text:p><text:span text:style-name="T1">periodical</text:span><text:span text:style-name="T2"> BC</text:span></text:p>
          </draw:text-box>
        </draw:frame>
        <draw:line draw:style-name="gr2" draw:text-style-name="P2" draw:layer="layout" svg:x1="11.123cm" svg:y1="18.415cm" svg:x2="17.78cm" svg:y2="18.415cm">
          <text:p/>
        </draw:line>
        <draw:frame draw:style-name="gr3" draw:text-style-name="P1" draw:layer="layout" svg:width="7.269cm" svg:height="1.697cm" draw:transform="rotate (-1.59069308026852) translate (23.345cm 5.889cm)">
          <draw:text-box>
            <text:p><text:span text:style-name="T1">periodical</text:span><text:span text:style-name="T2"> BC</text:span></text:p>
          </draw:text-box>
        </draw:frame>
        <draw:frame draw:style-name="gr3" draw:text-style-name="P3" draw:layer="layout" svg:width="7.269cm" svg:height="1.697cm" draw:transform="rotate (-1.59069308026852) translate (7.135cm 5.889cm)">
          <draw:text-box>
            <text:p><text:span text:style-name="T3">periodical</text:span><text:span text:style-name="T4"> BC</text:span></text:p>
          </draw:text-box>
        </draw:frame>
        <draw:frame draw:style-name="gr4" draw:text-style-name="P1" draw:layer="layout" svg:width="7.27cm" svg:height="8.576cm" svg:x="10.999cm" svg:y="2.13cm">
          <draw:text-box>
            <text:p><text:span text:style-name="T1">periodical</text:span><text:span text:style-name="T2"> BC</text:span></text:p>
          </draw:text-box>
        </draw:frame>
        <draw:custom-shape draw:style-name="gr5" draw:text-style-name="P2" draw:layer="layout" svg:width="7.494cm" svg:height="6.889cm" svg:x="4.673cm" svg:y="12.1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7.494cm" svg:height="6.883cm" svg:x="4.673cm" svg:y="1.8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7.492cm" svg:height="6.889cm" svg:x="15.885cm" svg:y="12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7.492cm" svg:height="6.883cm" svg:x="15.885cm" svg:y="1.8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layer="layout" svg:width="21.16cm" svg:height="20.215cm" svg:x="3.42cm" svg:y="0.393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91.2968794732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7" draw:text-style-name="P2" draw:layer="layout" svg:x1="8.273cm" svg:y1="5.28cm" svg:x2="8.273cm" svg:y2="15.765cm">
          <text:p/>
        </draw:line>
        <draw:line draw:style-name="gr7" draw:text-style-name="P2" draw:layer="layout" svg:x1="19.754cm" svg:y1="5.283cm" svg:x2="19.754cm" svg:y2="15.768cm">
          <text:p/>
        </draw:line>
        <draw:line draw:style-name="gr7" draw:text-style-name="P2" draw:layer="layout" svg:x1="8.327cm" svg:y1="15.721cm" svg:x2="19.589cm" svg:y2="15.721cm">
          <text:p/>
        </draw:line>
        <draw:line draw:style-name="gr7" draw:text-style-name="P2" draw:layer="layout" svg:x1="8.33cm" svg:y1="5.253cm" svg:x2="19.592cm" svg:y2="5.253cm">
          <text:p/>
        </draw:line>
        <draw:frame draw:style-name="gr8" draw:text-style-name="P4" draw:layer="layout" svg:width="10.16cm" svg:height="1.352cm" svg:x="8.87cm" svg:y="3.428cm">
          <draw:text-box>
            <text:p text:style-name="P2"><text:span text:style-name="T2">periodic BC </text:span></text:p>
          </draw:text-box>
        </draw:frame>
        <draw:frame draw:style-name="gr8" draw:text-style-name="P4" draw:layer="layout" svg:width="10.16cm" svg:height="1.352cm" svg:x="8.87cm" svg:y="16.028cm">
          <draw:text-box>
            <text:p text:style-name="P2"><text:span text:style-name="T2">periodic BC </text:span></text:p>
          </draw:text-box>
        </draw:frame>
        <draw:frame draw:style-name="gr8" draw:text-style-name="P4" draw:layer="layout" svg:width="10.16cm" svg:height="1.352cm" draw:transform="rotate (-1.57079632679579) translate (21.532cm 5.736cm)">
          <draw:text-box>
            <text:p text:style-name="P2"><text:span text:style-name="T2">periodic BC </text:span></text:p>
          </draw:text-box>
        </draw:frame>
        <draw:line draw:style-name="gr9" draw:text-style-name="P2" draw:layer="layout" svg:x1="8.7cm" svg:y1="19.438cm" svg:x2="18.86cm" svg:y2="19.438cm">
          <text:p/>
        </draw:line>
        <draw:frame draw:style-name="gr8" draw:text-style-name="P4" draw:layer="layout" svg:width="10.16cm" svg:height="1.352cm" svg:x="8.47cm" svg:y="17.828cm">
          <draw:text-box>
            <text:p text:style-name="P2"><text:span text:style-name="T2">Gravity force g</text:span></text:p>
          </draw:text-box>
        </draw:frame>
        <draw:frame draw:style-name="gr8" draw:text-style-name="P4" draw:layer="layout" svg:width="10.16cm" svg:height="1.352cm" draw:transform="rotate (-1.57079632679579) translate (7.932cm 5.736cm)">
          <draw:text-box>
            <text:p text:style-name="P2"><text:span text:style-name="T2">periodic BC 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2-22T13:48:25</meta:creation-date>
    <meta:editing-duration>PT00H29M46S</meta:editing-duration>
    <meta:editing-cycles>11</meta:editing-cycles>
    <dc:date>2010-12-22T17:00:19</dc:date>
    <meta:generator>OpenOffice.org/3.1$Linux OpenOffice.org_project/310m21$Build-9319</meta:generator>
    <meta:document-statistic meta:object-count="43"/>
  </office:meta>
</office:document-meta>
</file>